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69cm" table:align="margins"/>
    </style:style>
    <style:style style:name="Tabelle1.A" style:family="table-column">
      <style:table-column-properties style:column-width="16.69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021cm" fo:margin-left="0.834cm" fo:margin-right="0.834cm" table:align="margins"/>
    </style:style>
    <style:style style:name="Tabelle6.A" style:family="table-column">
      <style:table-column-properties style:column-width="3.12cm" style:rel-column-width="13613*"/>
    </style:style>
    <style:style style:name="Tabelle6.B" style:family="table-column">
      <style:table-column-properties style:column-width="5.689cm" style:rel-column-width="24818*"/>
    </style:style>
    <style:style style:name="Tabelle6.C" style:family="table-column">
      <style:table-column-properties style:column-width="2.648cm" style:rel-column-width="11550*"/>
    </style:style>
    <style:style style:name="Tabelle6.D" style:family="table-column">
      <style:table-column-properties style:column-width="3.565cm" style:rel-column-width="15554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6.69cm" table:align="margins"/>
    </style:style>
    <style:style style:name="Tabelle2.A" style:family="table-column">
      <style:table-column-properties style:column-width="16.69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5" style:family="table">
      <style:table-properties style:width="16.69cm" fo:break-before="page" table:align="margins"/>
    </style:style>
    <style:style style:name="Tabelle5.A" style:family="table-column">
      <style:table-column-properties style:column-width="16.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Daisy“<text:line-break/><text:span text:style-name="T1">Ducktown / USA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#LCREWLIST#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#LNAME#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3">#LNATIONALITY#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3">#LFIRSTNAME#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#LBIRTHNAME#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3">#LPASSPORT#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3">#LBIRTHDATE#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#LBIRTHPLACE#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3">#LEST_IN#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3">#LADRESS#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3">#LEST_ON#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/>
          </table:table-cell>
        </table:table-row>
      </table:table>
      <text:p text:style-name="P1"/>
      <text:p text:style-name="P1">]]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#LWATCH#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4">#FIRSTNAME#</text:p>
          </table:table-cell>
          <table:table-cell table:style-name="Tabelle4.A1" office:value-type="string">
            <text:p text:style-name="P4">#NAME#</text:p>
          </table:table-cell>
          <table:table-cell table:style-name="Tabelle4.A1" office:value-type="string">
            <text:p text:style-name="P4">#WAKE1#</text:p>
          </table:table-cell>
          <table:table-cell table:style-name="Tabelle4.A1" office:value-type="string">
            <text:p text:style-name="P4">#WAKEE1#</text:p>
          </table:table-cell>
          <table:table-cell table:style-name="Tabelle4.A1" office:value-type="string">
            <text:p text:style-name="P4">#WAKE2#</text:p>
          </table:table-cell>
          <table:table-cell table:style-name="Tabelle4.A1" office:value-type="string">
            <text:p text:style-name="P4">#WAKEE2#</text:p>
          </table:table-cell>
          <table:table-cell table:style-name="Tabelle4.A1" office:value-type="string">
            <text:p text:style-name="P4">#WAKE3#</text:p>
          </table:table-cell>
          <table:table-cell table:style-name="Tabelle4.H1" office:value-type="string">
            <text:p text:style-name="P4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2T23:10:37.64</dc:date>
    <dc:creator>Kornelius Becher</dc:creator>
    <meta:editing-duration>PT01H17M52S</meta:editing-duration>
    <meta:editing-cycles>38</meta:editing-cycles>
    <meta:generator>OpenOffice.org/3.2$Win32 OpenOffice.org_project/320m18$Build-9502</meta:generator>
    <meta:document-statistic meta:table-count="5" meta:image-count="0" meta:object-count="0" meta:page-count="2" meta:paragraph-count="35" meta:word-count="44" meta:character-count="354"/>
  </office:meta>
</office:document-meta>
</file>